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dc5e7" draw:textarea-horizontal-align="justify" draw:textarea-vertical-align="middle" draw:auto-grow-height="false" fo:min-height="1.15cm" fo:min-width="3.1cm"/>
    </style:style>
    <style:style style:name="gr2" style:family="graphic" style:parent-style-name="standard">
      <style:graphic-properties draw:fill="solid" draw:fill-color="#adc5e7" draw:textarea-horizontal-align="justify" draw:textarea-vertical-align="middle" draw:auto-grow-height="false" fo:min-height="1.15cm" fo:min-width="4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26cm"/>
    </style:style>
    <style:style style:name="gr5" style:family="graphic" style:parent-style-name="standard">
      <style:graphic-properties draw:stroke="dash" draw:stroke-dash="_32__20_Dots_20_1_20_Dash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3.35cm" fo:min-width="4.9cm"/>
    </style:style>
    <style:style style:name="gr7" style:family="graphic" style:parent-style-name="standard">
      <style:graphic-properties draw:textarea-horizontal-align="justify" draw:textarea-vertical-align="middle" draw:auto-grow-height="false" fo:min-height="2.95cm" fo:min-width="5.4cm"/>
    </style:style>
    <style:style style:name="gr8" style:family="graphic" style:parent-style-name="standard">
      <style:graphic-properties draw:textarea-horizontal-align="justify" draw:textarea-vertical-align="middle" draw:auto-grow-height="false" fo:min-height="3.95cm" fo:min-width="5.9cm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1cm"/>
    </style:style>
    <style:style style:name="gr10" style:family="graphic" style:parent-style-name="standard">
      <style:graphic-properties draw:textarea-horizontal-align="justify" draw:textarea-vertical-align="middle" draw:auto-grow-height="false" fo:min-height="16.75cm" fo:min-width="6.1cm"/>
    </style:style>
    <style:style style:name="gr11" style:family="graphic" style:parent-style-name="standard">
      <style:graphic-properties draw:textarea-horizontal-align="justify" draw:textarea-vertical-align="middle" draw:auto-grow-height="false" fo:min-height="2.35cm" fo:min-width="2.2cm"/>
    </style:style>
    <style:style style:name="gr12" style:family="graphic" style:parent-style-name="standard">
      <style:graphic-properties draw:textarea-horizontal-align="justify" draw:textarea-vertical-align="middle" draw:auto-grow-height="false" fo:min-height="4.25cm" fo:min-width="5.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dc5e7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6" draw:id="id6" draw:layer="layout" svg:width="3.6cm" svg:height="1.4cm" svg:x="1cm" svg:y="5cm">
          <text:p text:style-name="P1">CoreBase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9cm" svg:height="1.4cm" svg:x="9.8cm" svg:y="11.7cm">
          <text:p text:style-name="P1">CoreControllers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4.9cm" svg:height="1.4cm" svg:x="9.8cm" svg:y="7.6cm">
          <text:p text:style-name="P1">CoreLog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4.9cm" svg:height="1.4cm" svg:x="23.8cm" svg:y="7.6cm">
          <text:p text:style-name="P1">CorePlugins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9cm" svg:height="1.4cm" svg:x="13.1cm" svg:y="13.7cm">
          <text:p text:style-name="P1">CoreConsole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9cm" svg:height="1.4cm" svg:x="13.1cm" svg:y="17.7cm">
          <text:p text:style-name="P1">CoreMqtt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9cm" svg:height="1.4cm" svg:x="13.1cm" svg:y="15.7cm">
          <text:p text:style-name="P1">CoreHttp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4.9cm" svg:height="1.4cm" svg:x="20.5cm" svg:y="9.7cm">
          <text:p text:style-name="P1">CoreLed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4.9cm" svg:height="1.4cm" svg:x="20.5cm" svg:y="13.7cm">
          <text:p text:style-name="P1">CoreDHT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4.9cm" svg:height="1.4cm" svg:x="20.5cm" svg:y="11.7cm">
          <text:p text:style-name="P1">CoreSwitch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2.25cm" svg:y1="13.1cm" svg:x2="13.1cm" svg:y2="14.4cm" draw:start-shape="id1" draw:start-glue-point="2" draw:end-shape="id2" draw:end-glue-point="3" svg:d="M12250 13100v1300h850" svg:viewBox="0 0 851 1301">
          <text:p/>
        </draw:connector>
        <draw:connector draw:style-name="gr3" draw:text-style-name="P3" draw:layer="layout" svg:x1="12.25cm" svg:y1="13.1cm" svg:x2="13.1cm" svg:y2="16.4cm" draw:start-shape="id1" draw:start-glue-point="2" draw:end-shape="id3" draw:end-glue-point="3" svg:d="M12250 13100v3300h850" svg:viewBox="0 0 851 3301">
          <text:p/>
        </draw:connector>
        <draw:connector draw:style-name="gr3" draw:text-style-name="P3" draw:layer="layout" svg:x1="12.25cm" svg:y1="13.1cm" svg:x2="13.1cm" svg:y2="18.4cm" draw:start-shape="id1" draw:start-glue-point="2" draw:end-shape="id4" draw:end-glue-point="3" svg:d="M12250 13100v5300h850" svg:viewBox="0 0 851 5301">
          <text:p/>
        </draw:connector>
        <draw:connector draw:style-name="gr3" draw:text-style-name="P3" draw:layer="layout" svg:x1="12.25cm" svg:y1="9cm" svg:x2="12.25cm" svg:y2="11.7cm" draw:start-shape="id5" draw:start-glue-point="2" draw:end-shape="id1" draw:end-glue-point="0" svg:d="M12250 9000v2700" svg:viewBox="0 0 1 2701">
          <text:p/>
        </draw:connector>
        <draw:connector draw:style-name="gr3" draw:text-style-name="P3" draw:layer="layout" svg:x1="4.6cm" svg:y1="5.7cm" svg:x2="12.25cm" svg:y2="7.6cm" draw:start-shape="id6" draw:start-glue-point="1" draw:end-shape="id5" draw:end-glue-point="0" svg:d="M4600 5700h7650v1900" svg:viewBox="0 0 7651 1901">
          <text:p/>
        </draw:connector>
        <draw:connector draw:style-name="gr3" draw:text-style-name="P3" draw:layer="layout" svg:x1="4.6cm" svg:y1="5.7cm" svg:x2="26.25cm" svg:y2="7.6cm" draw:start-shape="id6" draw:start-glue-point="1" draw:end-shape="id7" draw:end-glue-point="0" svg:d="M4600 5700h21650v1900" svg:viewBox="0 0 21651 1901">
          <text:p/>
        </draw:connector>
        <draw:custom-shape draw:style-name="gr2" draw:text-style-name="P2" xml:id="id15" draw:id="id15" draw:layer="layout" svg:width="4.9cm" svg:height="1.4cm" svg:x="16.9cm" svg:y="7.6cm">
          <text:p text:style-name="P1">CoreDevices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4.9cm" svg:height="1.4cm" svg:x="3.7cm" svg:y="13.7cm">
          <text:p text:style-name="P1">CoreCommand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.8cm" svg:y1="6.4cm" svg:x2="3.7cm" svg:y2="14.4cm" draw:start-shape="id6" draw:start-glue-point="2" draw:end-shape="id8" draw:end-glue-point="3" svg:d="M2800 6400v8000h900" svg:viewBox="0 0 901 8001">
          <text:p/>
        </draw:connector>
        <draw:connector draw:style-name="gr3" draw:text-style-name="P3" draw:layer="layout" svg:x1="26.25cm" svg:y1="9cm" svg:x2="25.4cm" svg:y2="10.4cm" draw:start-shape="id7" draw:start-glue-point="2" draw:end-shape="id9" draw:end-glue-point="1" svg:d="M26250 9000v1400h-850" svg:viewBox="0 0 851 1401">
          <text:p/>
        </draw:connector>
        <draw:connector draw:style-name="gr3" draw:text-style-name="P3" draw:layer="layout" svg:x1="26.25cm" svg:y1="9cm" svg:x2="25.4cm" svg:y2="12.4cm" draw:start-shape="id7" draw:start-glue-point="2" draw:end-shape="id10" draw:end-glue-point="1" svg:d="M26250 9000v3400h-850" svg:viewBox="0 0 851 3401">
          <text:p/>
        </draw:connector>
        <draw:connector draw:style-name="gr3" draw:text-style-name="P3" draw:layer="layout" svg:x1="26.25cm" svg:y1="9cm" svg:x2="25.4cm" svg:y2="14.4cm" draw:start-shape="id7" draw:start-glue-point="2" draw:end-shape="id11" draw:end-glue-point="1" svg:d="M26250 9000v5400h-850" svg:viewBox="0 0 851 5401">
          <text:p/>
        </draw:connector>
        <draw:custom-shape draw:style-name="gr2" draw:text-style-name="P2" xml:id="id12" draw:id="id12" draw:layer="layout" svg:width="4.9cm" svg:height="1.4cm" svg:x="3.7cm" svg:y="11.7cm">
          <text:p text:style-name="P1">CoreSetting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.8cm" svg:y1="6.4cm" svg:x2="3.7cm" svg:y2="12.4cm" draw:start-shape="id6" draw:start-glue-point="2" draw:end-shape="id12" draw:end-glue-point="3" svg:d="M2800 6400v6000h900" svg:viewBox="0 0 901 6001">
          <text:p/>
        </draw:connector>
        <draw:custom-shape draw:style-name="gr2" draw:text-style-name="P2" xml:id="id13" draw:id="id13" draw:layer="layout" svg:width="4.9cm" svg:height="1.4cm" svg:x="3.7cm" svg:y="9.7cm">
          <text:p text:style-name="P1">CoreWifi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4.9cm" svg:height="1.4cm" svg:x="3.7cm" svg:y="7.6cm">
          <text:p text:style-name="P1">CoreSystem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.8cm" svg:y1="6.4cm" svg:x2="3.7cm" svg:y2="10.4cm" draw:start-shape="id6" draw:start-glue-point="2" draw:end-shape="id13" draw:end-glue-point="3" svg:d="M2800 6400v4000h900" svg:viewBox="0 0 901 4001">
          <text:p/>
        </draw:connector>
        <draw:connector draw:style-name="gr3" draw:text-style-name="P3" draw:layer="layout" svg:x1="2.8cm" svg:y1="6.4cm" svg:x2="3.7cm" svg:y2="8.3cm" draw:start-shape="id6" draw:start-glue-point="2" draw:end-shape="id14" draw:end-glue-point="3" svg:d="M2800 6400v1900h900" svg:viewBox="0 0 901 1901">
          <text:p/>
        </draw:connector>
        <draw:frame draw:style-name="gr4" draw:text-style-name="P4" draw:layer="layout" svg:width="8.975cm" svg:height="1.276cm" svg:x="10.363cm" svg:y="1.024cm">
          <draw:text-box>
            <text:p text:style-name="P1"><text:span text:style-name="T1">Classes et héritage</text:span></text:p>
          </draw:text-box>
        </draw:frame>
        <draw:connector draw:style-name="gr3" draw:text-style-name="P3" draw:layer="layout" svg:x1="4.6cm" svg:y1="5.7cm" svg:x2="19.35cm" svg:y2="7.6cm" draw:start-shape="id6" draw:start-glue-point="1" draw:end-shape="id15" draw:end-glue-point="0" svg:d="M4600 5700h14750v1900" svg:viewBox="0 0 14751 1901">
          <text:p/>
        </draw:connector>
        <draw:connector draw:style-name="gr5" draw:text-style-name="P1" draw:layer="layout" svg:x1="19.35cm" svg:y1="9cm" svg:x2="20.5cm" svg:y2="10.4cm" draw:start-shape="id15" draw:start-glue-point="2" draw:end-shape="id9" draw:end-glue-point="3" svg:d="M19350 9000v1400h1150" svg:viewBox="0 0 1151 1401">
          <text:p/>
        </draw:connector>
        <draw:connector draw:style-name="gr5" draw:text-style-name="P1" draw:layer="layout" svg:x1="19.35cm" svg:y1="9cm" svg:x2="20.5cm" svg:y2="12.4cm" draw:start-shape="id15" draw:start-glue-point="2" draw:end-shape="id10" draw:end-glue-point="3" svg:d="M19350 9000v3400h1150" svg:viewBox="0 0 1151 3401">
          <text:p/>
        </draw:connector>
        <draw:connector draw:style-name="gr5" draw:text-style-name="P1" draw:layer="layout" svg:x1="19.35cm" svg:y1="9cm" svg:x2="20.5cm" svg:y2="14.4cm" draw:start-shape="id15" draw:start-glue-point="2" draw:end-shape="id11" draw:end-glue-point="3" svg:d="M19350 9000v5400h1150" svg:viewBox="0 0 1151 5401">
          <text:p/>
        </draw:connector>
      </draw:page>
      <draw:page draw:name="page2" draw:style-name="dp1" draw:master-page-name="Standard">
        <draw:custom-shape draw:style-name="gr6" draw:text-style-name="P1" draw:layer="layout" svg:width="5.4cm" svg:height="3.6cm" svg:x="4cm" svg:y="4.3cm">
          <text:p text:style-name="P1">Consol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9cm" svg:height="3.2cm" svg:x="3.6cm" svg:y="9cm">
          <text:p text:style-name="P1">Http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4cm" svg:height="4.2cm" svg:x="3.4cm" svg:y="13.1cm">
          <text:p text:style-name="P1">MQTT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5cm" svg:height="1cm" svg:x="9.5cm" svg:y="4.3cm">
          <text:p text:style-name="P1">loglevel()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5cm" svg:height="1cm" svg:x="9.5cm" svg:y="9cm">
          <text:p text:style-name="P1">loglevel()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5cm" svg:height="1cm" svg:x="9.5cm" svg:y="13.1cm">
          <text:p text:style-name="P1">loglevel()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3cm" svg:y1="6.9cm" svg:x2="19.4cm" svg:y2="6.9cm">
          <text:p/>
        </draw:line>
        <draw:custom-shape draw:style-name="gr10" draw:text-style-name="P1" draw:layer="layout" svg:width="6.6cm" svg:height="17cm" svg:x="22.1cm" svg:y="2.4cm">
          <text:p text:style-name="P1">Settings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cm" svg:height="2.6cm" svg:x="19.3cm" svg:y="5.5cm">
          <text:p text:style-name="P1">SerialLogLevel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48cm" svg:y1="10.9cm" svg:x2="19.58cm" svg:y2="10.9cm">
          <text:p/>
        </draw:line>
        <draw:custom-shape draw:style-name="gr11" draw:text-style-name="P1" draw:layer="layout" svg:width="2.7cm" svg:height="2.6cm" svg:x="19.48cm" svg:y="9.5cm">
          <text:p text:style-name="P1">HttpLogLevel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86cm" svg:y1="15.9cm" svg:x2="19.96cm" svg:y2="15.9cm">
          <text:p/>
        </draw:line>
        <draw:custom-shape draw:style-name="gr11" draw:text-style-name="P1" draw:layer="layout" svg:width="2.7cm" svg:height="2.6cm" svg:x="19.86cm" svg:y="14.5cm">
          <text:p text:style-name="P1">MQTTLogLevel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9cm" svg:height="4.5cm" svg:x="-4.5cm" svg:y="8.9cm">
          <text:p text:style-name="P1">CoreLog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5cm" svg:height="1cm" svg:x="1.3cm" svg:y="8.9cm">
          <text:p text:style-name="P1">loglevel()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3" draw:layer="layout" svg:x1="11.8cm" svg:y1="4.8cm" svg:x2="19.4cm" svg:y2="6.5cm">
          <text:p/>
        </draw:line>
        <draw:line draw:style-name="gr3" draw:text-style-name="P3" draw:layer="layout" svg:x1="11.8cm" svg:y1="9.6cm" svg:x2="19.4cm" svg:y2="10.6cm">
          <text:p/>
        </draw:line>
        <draw:line draw:style-name="gr3" draw:text-style-name="P3" draw:layer="layout" svg:x1="11.7cm" svg:y1="13.6cm" svg:x2="19.9cm" svg:y2="1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4T20:39:43.224943181</meta:creation-date>
    <dc:date>2018-11-09T21:54:46.152195204</dc:date>
    <meta:editing-duration>P12DT21H52M12S</meta:editing-duration>
    <meta:editing-cycles>8</meta:editing-cycles>
    <meta:generator>LibreOffice/6.1.2.1$Linux_X86_64 LibreOffice_project/10$Build-1</meta:generator>
    <meta:document-statistic meta:object-count="51"/>
  </office:meta>
</office:document-meta>
</file>